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swald" svg:font-family="Oswald, sans-serif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font-name="Oswald" fo:font-size="14pt" fo:letter-spacing="normal" fo:font-style="normal" fo:font-weight="bold" style:font-size-asian="14pt" style:font-size-complex="14pt"/>
    </style:style>
    <style:style style:name="P2" style:family="paragraph" style:parent-style-name="Heading_20_1">
      <style:text-properties fo:font-variant="normal" fo:text-transform="none" fo:color="#000000" style:font-name="Oswald" fo:font-size="14pt" fo:letter-spacing="normal" fo:font-style="normal" fo:font-weight="bold" style:font-size-asian="14pt" style:font-size-complex="14pt"/>
    </style:style>
    <style:style style:name="T1" style:family="text">
      <style:text-properties style:font-name="arial" fo:font-size="12.75pt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Stock market climbs to highest close in nearly 3 weeks</text:h>
      <text:p text:style-name="P1"/>
      <text:p text:style-name="P1"><text:span text:style-name="T1">Shares rose for the fourth straight session on Monday to their highest close in nearly three weeks, led by gains in banking and beverage stocks.</text:span><text:line-break/><text:line-break/><text:span text:style-name="T1">The Colombo stock index ended 0.18% higher at 6,091.45. It rose 0.4% last week, marking the second straight weekly gain.</text:span><text:line-break/><text:line-break/><text:span text:style-name="T1">The index, however, lost 1.1% in August, having hit its lowest close since March 2017 on 28 August. The bourse is down 4.4% so far this year.</text:span><text:line-break/><text:line-break/><text:span text:style-name="T1">The day’s turnover was at Rs. 404.2 million ($ 2.5 million), nearly half of this year’s daily average of Rs. 810.7 million.</text:span><text:line-break/><text:line-break/><text:span text:style-name="T1">Foreign investors sold a net Rs. 5 million of shares on Monday, extending the net foreign selling so far this year to Rs. 4.2 billion worth of shares.</text:span><text:line-break/><text:line-break/><text:span text:style-name="T1">Ceylon Tobacco Company PLC shares ended 0.2% higher, while Dialog Axiata PLC closed 1.7% firmer. Lanka ORIX Leasing Company PLC gained 3.5%, and Hatton National Bank PLC ended 1.3% higher.</text:span><text:line-break/><text:line-break/><text:span text:style-name="T1">Sri Lankan companies posted a 4% total earnings growth in the June quarter from a year earlier, helped by financials, beverage shares, telecommunications, and power and energy sectors, CT CLSA Securities Ltd. said in a research note.</text:span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swald" svg:font-family="Oswald, sans-serif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7T13:55:17.547566023</meta:creation-date>
    <dc:date>2018-09-07T13:56:29.517818356</dc:date>
    <meta:editing-duration>PT1M13S</meta:editing-duration>
    <meta:editing-cycles>1</meta:editing-cycles>
    <meta:document-statistic meta:table-count="0" meta:image-count="0" meta:object-count="0" meta:page-count="1" meta:paragraph-count="3" meta:word-count="199" meta:character-count="1166" meta:non-whitespace-character-count="962"/>
    <meta:generator>LibreOffice/5.1.6.2$Linux_X86_64 LibreOffice_project/10m0$Build-2</meta:generator>
  </office:meta>
</office:document-meta>
</file>